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letter-kerning="true" style:font-name-asian="FreeSans" style:font-size-asian="13pt" style:font-size-complex="13pt"/>
    </style:style>
    <style:style style:name="T2" style:family="text">
      <style:text-properties style:font-name="Times New Roman" fo:font-size="13pt" style:text-underline-style="solid" style:text-underline-width="auto" style:text-underline-color="font-color" style:letter-kerning="true" fo:language="none" fo:country="none" style:language-asian="none" style:country-asian="none" style:font-name-asian="FreeSans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cacci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ms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¼</text:p>
          </table:table-cell>
          <table:table-cell/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2.5 oz</text:p>
          </table:table-cell>
          <table:table-cell office:value-type="float" office:value="71" calcext:value-type="float">
            <text:p>71</text:p>
          </table:table-cell>
          <table:table-cell table:formula="of:=SUM([.C3]*0.5)" office:value-type="float" office:value="35.5" calcext:value-type="float">
            <text:p>35.5</text:p>
          </table:table-cell>
          <table:table-cell table:formula="of:=SUM([.C3]*0.25)" office:value-type="float" office:value="17.75" calcext:value-type="float">
            <text:p>17.75</text:p>
          </table:table-cell>
          <table:table-cell table:formula="of:=SUM([.E3]*0.59)" office:value-type="float" office:value="10.4725" calcext:value-type="float">
            <text:p>10.4725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4LB 8 OZ.</text:p>
          </table:table-cell>
          <table:table-cell office:value-type="float" office:value="2041" calcext:value-type="float">
            <text:p>2041</text:p>
          </table:table-cell>
          <table:table-cell table:formula="of:=SUM([.C4]*0.5)" office:value-type="float" office:value="1020.5" calcext:value-type="float">
            <text:p>1020.5</text:p>
          </table:table-cell>
          <table:table-cell table:formula="of:=SUM([.C4]*0.25)" office:value-type="float" office:value="510.25" calcext:value-type="float">
            <text:p>510.25</text:p>
          </table:table-cell>
          <table:table-cell table:formula="of:=SUM([.E4]*0.59)" office:value-type="float" office:value="301.0475" calcext:value-type="float">
            <text:p>301.0475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.5 OZ</text:p>
          </table:table-cell>
          <table:table-cell office:value-type="float" office:value="14" calcext:value-type="float">
            <text:p>14</text:p>
          </table:table-cell>
          <table:table-cell table:formula="of:=SUM([.C5]*0.5)" office:value-type="float" office:value="7" calcext:value-type="float">
            <text:p>7</text:p>
          </table:table-cell>
          <table:table-cell table:formula="of:=SUM([.C5]*0.25)" office:value-type="float" office:value="3.5" calcext:value-type="float">
            <text:p>3.5</text:p>
          </table:table-cell>
          <table:table-cell table:formula="of:=SUM([.E5]*0.59)" office:value-type="float" office:value="2.065" calcext:value-type="float">
            <text:p>2.065</text:p>
          </table:table-cell>
        </table:table-row>
        <table:table-row table:style-name="ro1">
          <table:table-cell office:value-type="string" calcext:value-type="string">
            <text:p>Olive Oil</text:p>
          </table:table-cell>
          <table:table-cell office:value-type="string" calcext:value-type="string">
            <text:p>1 pint</text:p>
          </table:table-cell>
          <table:table-cell office:value-type="float" office:value="439" calcext:value-type="float">
            <text:p>439</text:p>
          </table:table-cell>
          <table:table-cell table:formula="of:=SUM([.C6]*0.5)" office:value-type="float" office:value="219.5" calcext:value-type="float">
            <text:p>219.5</text:p>
          </table:table-cell>
          <table:table-cell table:formula="of:=SUM([.C6]*0.25)" office:value-type="float" office:value="109.75" calcext:value-type="float">
            <text:p>109.75</text:p>
          </table:table-cell>
          <table:table-cell table:formula="of:=SUM([.E6]*0.59)" office:value-type="float" office:value="64.7525" calcext:value-type="float">
            <text:p>64.7525</text:p>
          </table:table-cell>
        </table:table-row>
        <table:table-row table:style-name="ro1">
          <table:table-cell office:value-type="string" calcext:value-type="string">
            <text:p>Bread Flour</text:p>
          </table:table-cell>
          <table:table-cell office:value-type="string" calcext:value-type="string">
            <text:p>9 LB</text:p>
          </table:table-cell>
          <table:table-cell office:value-type="float" office:value="4082" calcext:value-type="float">
            <text:p>4082</text:p>
          </table:table-cell>
          <table:table-cell table:formula="of:=SUM([.C7]*0.5)" office:value-type="float" office:value="2041" calcext:value-type="float">
            <text:p>2041</text:p>
          </table:table-cell>
          <table:table-cell table:formula="of:=SUM([.C7]*0.25)" office:value-type="float" office:value="1020.5" calcext:value-type="float">
            <text:p>1020.5</text:p>
          </table:table-cell>
          <table:table-cell table:formula="of:=SUM([.E7]*0.59)" office:value-type="float" office:value="602.095" calcext:value-type="float">
            <text:p>602.095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1.75 OZ</text:p>
          </table:table-cell>
          <table:table-cell office:value-type="float" office:value="50" calcext:value-type="float">
            <text:p>50</text:p>
          </table:table-cell>
          <table:table-cell table:formula="of:=SUM([.C8]*0.5)" office:value-type="float" office:value="25" calcext:value-type="float">
            <text:p>25</text:p>
          </table:table-cell>
          <table:table-cell table:formula="of:=SUM([.C8]*0.25)" office:value-type="float" office:value="12.5" calcext:value-type="float">
            <text:p>12.5</text:p>
          </table:table-cell>
          <table:table-cell table:formula="of:=SUM([.E8]*0.59)" office:value-type="float" office:value="7.375" calcext:value-type="float">
            <text:p>7.375</text:p>
          </table:table-cell>
        </table:table-row>
        <table:table-row table:style-name="ro1">
          <table:table-cell office:value-type="string" calcext:value-type="string">
            <text:p>Vital Gluten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UM([.C9]*0.5)" office:value-type="float" office:value="40" calcext:value-type="float">
            <text:p>40</text:p>
          </table:table-cell>
          <table:table-cell table:formula="of:=SUM([.C9]*0.25)" office:value-type="float" office:value="20" calcext:value-type="float">
            <text:p>20</text:p>
          </table:table-cell>
          <table:table-cell table:formula="of:=SUM([.E9]*0.59)" office:value-type="float" office:value="11.8" calcext:value-type="float">
            <text:p>11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5">
            <text:p><text:span text:style-name="T1">SET THE YEAST AND THE SUGAR IN 90 DEGREE WATER.</text:span></text:p>
            <text:p><text:span text:style-name="T1">PLACE THE DRY INGREDIENTS IN A MIXING BOWL AND PREMIX FOR 3 MINUTES.</text:span></text:p>
            <text:p><text:span text:style-name="T1">ADD THE SET YEAST AND OLIVE OIL. AND MIX FOR 8 MINUTES.</text:span></text:p>
            <text:p><text:span text:style-name="T1">FERMENT FOR 1 HOUR AND PUNCH DOWN.</text:span></text:p>
            <text:p/>
            <text:p><text:span text:style-name="T2">LOAVES:</text:span><text:span text:style-name="T1">  SCALE TO 9 OZ. AND BENCH REST FOR 10 MINUTES DOCK TO FIT A 9" PIE TIN.  PLACE 2 OZ. OLIVE OIL AND ANY DESIRED SPICES IN THE PIE PAN.  PLACE THE ROUND LOAF ON TOP AND FLIP TO COVER BOTH SIDES WITH THE OIL.</text:span></text:p>
            <text:p><text:span text:style-name="T1">PROOF FOR 30 MINUTES AND BAKE AT 400 FOR ABOUT 25 MINUTES.  THE INTERNAL TEMPERATURE SHOULD BE 200 DEGREES.</text:span></text:p>
            <text:p/>
            <text:p><text:span text:style-name="T2">SANDWICH: </text:span><text:span text:style-name="T1"> ROLL THE DOUGH OUT IN A RECTANGLE  1/2 INCH THICK. RELAX THE DOUGH AND CUT STRIPS 3" WIDE AND 8" WIDE.  PROOF FOR 15 MINUTES AND BAKE AT 350 DEGREES UNTIL THE INTERNAL TEMPERATURE IS 200 DEGREES.</text:span></text:p>
          </table:table-cell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4"/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3"/>
          <table:covered-table-cell table:number-columns-repeated="5"/>
        </table:table-row>
        <table:table-row table:style-name="ro1">
          <table:covered-table-cell table:style-name="ce4"/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3:10:09.085854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09:50:08.760894610</meta:creation-date>
    <dc:date>2018-01-21T11:22:48.125769857</dc:date>
    <meta:editing-duration>P3DT22H22M23S</meta:editing-duration>
    <meta:editing-cycles>3</meta:editing-cycles>
    <meta:generator>LibreOffice/5.4.3.2$Linux_X86_64 LibreOffice_project/40$Build-2</meta:generator>
    <meta:print-date>2016-12-17T10:10:22.454295644</meta:print-date>
    <meta:document-statistic meta:table-count="1" meta:cell-count="46" meta:object-count="0"/>
  </office:meta>
</office:document-meta>
</file>